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9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6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8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728cm"/>
    </style:style>
    <style:style style:name="gr7" style:family="graphic" style:parent-style-name="standard">
      <style:graphic-properties draw:stroke="none" draw:fill="gradient" draw:fill-gradient-name="gradient" draw:gradient-step-count="64" draw:textarea-horizontal-align="justify" draw:textarea-vertical-align="middle" draw:auto-grow-height="false" fo:min-height="0cm" fo:min-width="14.678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018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018cm" fo:min-width="0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01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18cm" fo:min-width="0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0.018cm" fo:min-width="0cm"/>
    </style:style>
    <style:style style:name="gr13" style:family="graphic" style:parent-style-name="standard">
      <style:graphic-properties draw:fill-color="#e6e905" draw:textarea-horizontal-align="justify" draw:textarea-vertical-align="middle" draw:auto-grow-height="false" fo:min-height="0.01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1.45cm"/>
    </style:style>
    <style:style style:name="gr15" style:family="graphic" style:parent-style-name="standard">
      <style:graphic-properties draw:fill-color="#ff7b59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cm" fo:min-width="1.382cm"/>
    </style:style>
    <style:style style:name="gr17" style:family="graphic" style:parent-style-name="standard">
      <style:graphic-properties draw:fill-color="#3faf46" draw:textarea-horizontal-align="justify" draw:textarea-vertical-align="middle" draw:auto-grow-height="false" fo:min-height="0.018cm" fo:min-width="0cm"/>
    </style:style>
    <style:style style:name="P1" style:family="paragraph">
      <style:text-properties style:font-name="Arial Narrow1" fo:font-size="8pt"/>
    </style:style>
    <style:style style:name="P2" style:family="paragraph">
      <loext:graphic-properties draw:fill="none" draw:fill-color="#ffffff"/>
      <style:text-properties style:font-name="Arial Narrow1" fo:font-size="8pt"/>
    </style:style>
    <style:style style:name="P3" style:family="paragraph">
      <loext:graphic-properties draw:fill="gradient" draw:fill-gradient-name="gradient" draw:gradient-step-count="64"/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loext:graphic-properties draw:fill-color="#ff7b59"/>
      <style:paragraph-properties fo:text-align="center"/>
    </style:style>
    <style:style style:name="P11" style:family="paragraph">
      <loext:graphic-properties draw:fill-color="#3faf4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2" draw:layer="layout" svg:width="3.449cm" svg:height="0.858cm" draw:transform="rotate (0.785398163397448) translate (4.563cm 5.99cm)">
            <draw:text-box>
              <text:p text:style-name="P1">HTML knowledge</text:p>
            </draw:text-box>
          </draw:frame>
          <draw:frame draw:style-name="gr2" draw:text-style-name="P2" draw:layer="layout" svg:width="3.11cm" svg:height="0.858cm" draw:transform="rotate (0.785398163397448) translate (14.83cm 5.99cm)">
            <draw:text-box>
              <text:p text:style-name="P1">Writting plugins</text:p>
            </draw:text-box>
          </draw:frame>
          <draw:frame draw:style-name="gr3" draw:text-style-name="P2" draw:layer="layout" svg:width="3.184cm" svg:height="0.859cm" draw:transform="rotate (0.785223630472249) translate (13.492cm 5.991cm)">
            <draw:text-box>
              <text:p text:style-name="P1">Writting widgets</text:p>
            </draw:text-box>
          </draw:frame>
          <draw:frame draw:style-name="gr4" draw:text-style-name="P2" draw:layer="layout" svg:width="3.373cm" svg:height="0.858cm" draw:transform="rotate (0.785398163397448) translate (16.619cm 5.993cm)">
            <draw:text-box>
              <text:p text:style-name="P1">TW core develop</text:p>
            </draw:text-box>
          </draw:frame>
          <draw:frame draw:style-name="gr5" draw:text-style-name="P2" draw:layer="layout" svg:width="2.637cm" svg:height="0.859cm" draw:transform="rotate (0.785049097547049) translate (1.588cm 5.991cm)">
            <draw:text-box>
              <text:p text:style-name="P1">Basic usage</text:p>
            </draw:text-box>
          </draw:frame>
          <draw:frame draw:style-name="gr6" draw:text-style-name="P2" draw:layer="layout" svg:width="3.228cm" svg:height="0.859cm" draw:transform="rotate (0.785223630472249) translate (7.54cm 5.991cm)">
            <draw:text-box>
              <text:p text:style-name="P1">CSS knowledge</text:p>
            </draw:text-box>
          </draw:frame>
          <draw:custom-shape draw:style-name="gr7" draw:text-style-name="P3" draw:layer="layout" svg:width="15.178cm" svg:height="0.148cm" svg:x="1.898cm" svg:y="6.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378cm" svg:height="0.378cm" svg:x="1.826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378cm" svg:height="0.378cm" svg:x="16.775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378cm" svg:height="0.378cm" svg:x="15.071cm" svg:y="6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78cm" svg:height="0.378cm" svg:x="13.73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0.378cm" svg:height="0.378cm" svg:x="4.655cm" svg:y="6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378cm" svg:height="0.378cm" svg:x="2.722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1.95cm" svg:height="0.859cm" draw:transform="rotate (0.785398163397448) translate (2.481cm 5.991cm)">
            <draw:text-box>
              <text:p text:style-name="P1">Wikitext</text:p>
            </draw:text-box>
          </draw:frame>
          <draw:custom-shape draw:style-name="gr15" draw:text-style-name="P10" draw:layer="layout" svg:width="0.378cm" svg:height="0.378cm" svg:x="7.632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2" draw:layer="layout" svg:width="1.882cm" svg:height="0.86cm" draw:transform="rotate (0.785049097547049) translate (9.623cm 5.991cm)">
            <draw:text-box>
              <text:p text:style-name="P1">macros</text:p>
            </draw:text-box>
          </draw:frame>
          <draw:custom-shape draw:style-name="gr17" draw:text-style-name="P11" draw:layer="layout" svg:width="0.378cm" svg:height="0.378cm" svg:x="9.716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linear" draw:start-color="#ffffa6" draw:end-color="#443205" draw:start-intensity="100%" draw:end-intensity="100%" draw:angle="9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a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1.462cm"/>
      <style:paragraph-properties fo:text-align="center"/>
      <style:text-properties style:font-name="Arial Narrow1" fo:font-family="'Arial Narrow'" style:font-family-generic="swiss" style:font-pitch="variable" fo:font-size="10pt"/>
    </style:style>
    <style:style style:name="amarilla" style:family="graphic" style:parent-style-name="pequeña">
      <style:graphic-properties draw:fill="solid" draw:fill-color="#ffffa6"/>
    </style:style>
    <style:style style:name="naranja" style:family="graphic" style:parent-style-name="pequeña">
      <style:graphic-properties draw:stroke-dash="Dash_20_1" draw:fill="solid" draw:fill-color="#ffdbb6" draw:fill-gradient-name="Gradient_20_1" draw:fill-hatch-name="Hatching_20_91" draw:fill-image-name="Bitmap_20_1"/>
    </style:style>
    <style:style style:name="roja" style:family="graphic" style:parent-style-name="pequeña">
      <style:graphic-properties draw:stroke-dash="Dash_20_1" draw:fill="solid" draw:fill-color="#f7d1d5" draw:fill-gradient-name="Gradient_20_1" draw:fill-hatch-name="Hatching_20_91" draw:fill-image-name="Bitmap_20_1"/>
    </style:style>
    <style:style style:name="azul" style:family="graphic" style:parent-style-name="pequeña">
      <style:graphic-properties draw:fill="solid" draw:fill-color="#dee6ef"/>
    </style:style>
    <style:style style:name="verde" style:family="graphic" style:parent-style-name="pequeña">
      <style:graphic-properties draw:stroke-dash="Dash_20_1" svg:stroke-color="#000000" draw:fill="solid" draw:fill-color="#dde8cb" draw:fill-gradient-name="Gradient_20_1" draw:fill-hatch-name="Hatching_20_91" draw:fill-image-name="Bitmap_20_1"/>
    </style:style>
    <style:style style:name="punteado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112cm" fo:min-width="0.762cm"/>
      <style:paragraph-properties fo:text-align="center"/>
      <style:text-properties style:font-name="Arial Narrow1" fo:font-family="'Arial Narrow'" style:font-family-generic="swiss" style:font-pitch="variable"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ewapo wapo</meta:initial-creator>
    <meta:creation-date>2019-11-26T09:57:01.679000000</meta:creation-date>
    <dc:date>2019-11-29T14:12:38.499000000</dc:date>
    <dc:creator>Kewapo wapo</dc:creator>
    <meta:editing-duration>PT2H34M21S</meta:editing-duration>
    <meta:editing-cycles>19</meta:editing-cycles>
    <meta:generator>LibreOffice/6.3.3.2$Windows_x86 LibreOffice_project/a64200df03143b798afd1ec74a12ab50359878ed</meta:generator>
    <meta:document-statistic meta:object-count="18"/>
  </office:meta>
</office:document-meta>
</file>